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A000000EFC2A07DC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467cm" svg:height="6.323cm" svg:x="1.381cm" svg:y="1.662cm">
          <draw:image xlink:href="Pictures/10000000000002BA000000EFC2A07DC4.png" xlink:type="simple" xlink:show="embed" xlink:actuate="onLoad">
            <text:p/>
          </draw:image>
        </draw:frame>
        <draw:frame draw:style-name="gr2" draw:layer="layout" svg:width="6.64cm" svg:height="0.962cm" svg:x="1.381cm" svg:y="1.381cm">
          <draw:text-box>
            <text:p>WORKLOAD MOD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9.3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8:37:38.483244040</meta:creation-date>
    <dc:date>2015-08-13T18:39:12.289534639</dc:date>
    <meta:editing-duration>P0D</meta:editing-duration>
    <meta:editing-cycles>1</meta:editing-cycles>
    <meta:document-statistic meta:object-count="2"/>
    <meta:generator>LibreOffice/4.2.8.2$Linux_X86_64 LibreOffice_project/420m0$Build-2</meta:generator>
  </office:meta>
</office:document-meta>
</file>